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5eff" officeooo:paragraph-rsid="001a5eff"/>
    </style:style>
    <style:style style:name="P2" style:family="paragraph" style:parent-style-name="Standard">
      <style:text-properties officeooo:rsid="001a5eff" officeooo:paragraph-rsid="001a5eff"/>
    </style:style>
    <style:style style:name="T1" style:family="text">
      <style:text-properties fo:font-variant="normal" fo:text-transform="none" fo:color="#292f33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3" style:family="text">
      <style:text-properties officeooo:rsid="001a71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otes for chapter headings</text:p>
      <text:p text:style-name="P1"/>
      <text:p text:style-name="P1"><text:span text:style-name="T1">"Don't fight reality. Build a new model that makes the existing model obsolete." -- R. Buckminster Fuller</text:span> </text:p>
      <text:p text:style-name="P1"/>
      <text:p text:style-name="P1">“<text:span text:style-name="T3">We do these things not because they are easy, but because we thought they were going to be easy.” - The Programmer's Motto</text:span></text:p>
      <text:p text:style-name="P1"/>
      <text:p text:style-name="Standard">It doesn't matter what temperature the room is, it's always room temperature. Steven Wright</text:p>
      <text:p text:style-name="Standard"/>
      <text:p text:style-name="Standard">“<text:span text:style-name="T3">One good thing about having Alzheimer's is you're always meeting interesting people.” - J. Farrell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1T19:05:14.657000000</meta:creation-date>
    <dc:date>2017-01-02T14:14:11.369727272</dc:date>
    <meta:editing-duration>PT10M54S</meta:editing-duration>
    <meta:editing-cycles>2</meta:editing-cycles>
    <meta:generator>LibreOffice/4.4.6.3$Linux_x86 LibreOffice_project/40m0$Build-3</meta:generator>
    <meta:document-statistic meta:table-count="0" meta:image-count="0" meta:object-count="0" meta:page-count="1" meta:paragraph-count="5" meta:word-count="73" meta:character-count="446" meta:non-whitespace-character-count="377"/>
  </office:meta>
</office:document-meta>
</file>